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line-height="150%"/>
      <style:text-properties officeooo:paragraph-rsid="0046b883"/>
    </style:style>
    <style:style style:name="P2" style:family="paragraph" style:parent-style-name="Text_20_body">
      <style:paragraph-properties fo:line-height="150%"/>
    </style:style>
    <style:style style:name="P3" style:family="paragraph" style:parent-style-name="Text_20_body" style:list-style-name="L1">
      <style:paragraph-properties fo:line-height="150%"/>
    </style:style>
    <style:style style:name="P4" style:family="paragraph" style:parent-style-name="Text_20_body" style:list-style-name="L2">
      <style:paragraph-properties fo:line-height="150%"/>
    </style:style>
    <style:style style:name="P5" style:family="paragraph" style:parent-style-name="Text_20_body">
      <style:paragraph-properties fo:line-height="150%"/>
      <style:text-properties officeooo:rsid="0052fcd0" officeooo:paragraph-rsid="0052fcd0"/>
    </style:style>
    <style:style style:name="P6" style:family="paragraph" style:parent-style-name="Text_20_body" style:master-page-name="">
      <loext:graphic-properties draw:fill="none"/>
      <style:paragraph-properties fo:margin-left="1.499cm" fo:margin-right="0cm" fo:margin-top="0cm" fo:margin-bottom="0.247cm" style:contextual-spacing="false" fo:line-height="150%" fo:text-indent="0cm" style:auto-text-indent="false" style:page-number="auto" fo:background-color="transparent"/>
      <style:text-properties fo:font-style="italic" officeooo:rsid="0052fcd0" officeooo:paragraph-rsid="005515ea" style:font-style-asian="italic" style:font-style-complex="italic"/>
    </style:style>
    <style:style style:name="P7" style:family="paragraph" style:parent-style-name="Text_20_body">
      <loext:graphic-properties draw:fill="none"/>
      <style:paragraph-properties fo:margin-left="1.499cm" fo:margin-right="0cm" fo:margin-top="0cm" fo:margin-bottom="0.247cm" style:contextual-spacing="false" fo:line-height="150%" fo:text-indent="0cm" style:auto-text-indent="false" fo:background-color="transparent"/>
      <style:text-properties fo:font-style="italic" officeooo:rsid="0052fcd0" officeooo:paragraph-rsid="005515ea" style:font-style-asian="italic" style:font-style-complex="italic"/>
    </style:style>
    <style:style style:name="P8" style:family="paragraph" style:parent-style-name="Text_20_body">
      <style:paragraph-properties fo:line-height="150%"/>
      <style:text-properties officeooo:rsid="0056b36d" officeooo:paragraph-rsid="0056b36d"/>
    </style:style>
    <style:style style:name="P9" style:family="paragraph" style:parent-style-name="Text_20_body">
      <style:paragraph-properties fo:line-height="150%"/>
      <style:text-properties officeooo:rsid="0057d444" officeooo:paragraph-rsid="0057d444"/>
    </style:style>
    <style:style style:name="T1" style:family="text">
      <style:text-properties officeooo:rsid="0052fcd0"/>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537d1b" style:font-weight-asian="bold" style:font-weight-complex="bold"/>
    </style:style>
    <style:style style:name="T5" style:family="text">
      <style:text-properties officeooo:rsid="00537d1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Psalm 22:26-28) / <text:span text:style-name="Strong_20_Emphasis">Opening prayer</text:span> (John A)</text:p>
      <text:p text:style-name="P2"><text:span text:style-name="Strong_20_Emphasis">Praise</text:span>: <text:span text:style-name="Emphasis">Come and See the Shining Hope</text:span></text:p>
      <text:p text:style-name="P2"><text:span text:style-name="Strong_20_Emphasis">Bible Reading</text:span>: Isaiah 25:1-8 (Callum H)</text:p>
      <text:p text:style-name="P2"><text:span text:style-name="Strong_20_Emphasis">Announcements</text:span> (Mook L)</text:p>
      <text:list text:style-name="L1">
        <text:list-item>
          <text:p text:style-name="P3">APWM Sunday - Video</text:p>
        </text:list-item>
        <text:list-item>
          <text:p text:style-name="P3">Carols <text:span text:style-name="T1">on The Lawn</text:span></text:p>
        </text:list-item>
        <text:list-item>
          <text:p text:style-name="P3">Evening Service</text:p>
        </text:list-item>
        <text:list-item>
          <text:p text:style-name="P3">Ladies Gingerbread House Event</text:p>
        </text:list-item>
        <text:list-item>
          <text:p text:style-name="P3">Camp Debrief</text:p>
        </text:list-item>
        <text:list-item>
          <text:p text:style-name="P3">Lunch on 9th Nov<text:span text:style-name="T1">ember</text:span></text:p>
        </text:list-item>
      </text:list>
      <text:p text:style-name="P2"><text:span text:style-name="Strong_20_Emphasis">Sunday School</text:span> (Luke B, Jack W)</text:p>
      <text:p text:style-name="P2"><text:span text:style-name="Strong_20_Emphasis">Praise</text:span>: <text:span text:style-name="T2">O For A Thousand Tongues To Sing</text:span></text:p>
      <text:p text:style-name="P2"><text:span text:style-name="Strong_20_Emphasis">Missions Video -</text:span> Bibles for the persecuted (4)</text:p>
      <text:p text:style-name="P2"><text:span text:style-name="Strong_20_Emphasis">Prayer for the church and the world</text:span> (ML)</text:p>
      <text:p text:style-name="P2"><text:span text:style-name="Strong_20_Emphasis">Bible reading</text:span>: Luke 7:11-17 (Rachel D)</text:p>
      <text:p text:style-name="P2"><text:span text:style-name="Strong_20_Emphasis">Praise</text:span>: <text:span text:style-name="Emphasis">Living Hope</text:span></text:p>
      <text:p text:style-name="P2"><text:span text:style-name="Strong_20_Emphasis">Sermon</text:span>: “HOPE: IS IT A LIE?” (John H)</text:p>
      <text:p text:style-name="P2"><text:span text:style-name="Strong_20_Emphasis">Praise</text:span>: <text:span text:style-name="Emphasis">Because He Lives</text:span></text:p>
      <text:p text:style-name="P2"><text:span text:style-name="Strong_20_Emphasis">Benediction</text:span> (JH)</text:p>
      <text:p text:style-name="P2"><text:span text:style-name="Strong_20_Emphasis">Sermon Outline</text:span></text:p>
      <text:p text:style-name="P2">“HOPE: IS IT A LIE?”   (Luke 7:11-17)</text:p>
      <text:p text:style-name="P2">Introduction</text:p>
      <text:list text:style-name="L2">
        <text:list-item>
          <text:p text:style-name="P4">We want hope</text:p>
        </text:list-item>
        <text:list-item>
          <text:p text:style-name="P4">But it feels like a lie</text:p>
        </text:list-item>
        <text:list-item>
          <text:p text:style-name="P4">The Lord’s compassion</text:p>
        </text:list-item>
        <text:list-item>
          <text:p text:style-name="P4">The Lord’s power</text:p>
        </text:list-item>
        <text:list-item>
          <text:p text:style-name="P4">The Lord for us</text:p>
        </text:list-item>
      </text:list>
      <text:p text:style-name="P2">Conclusion</text:p>
      <text:p text:style-name="P5"><text:soft-page-break/><text:span text:style-name="T3">Call to Worship &amp; Opening Prayer </text:span><text:span text:style-name="T4">(</text:span><text:span text:style-name="T3">Psalm 22:26-28</text:span><text:span text:style-name="T5">)</text:span></text:p>
      <text:p text:style-name="P6">[26] <text:s/>The afflicted shall eat and be satisfied; those who seek him shall praise the Lord! May your hearts live forever!</text:p>
      <text:p text:style-name="P7">[27] All the ends of the earth shall remember and turn to the Lord, and all the families of the nations shall worship before you. [28] For kingship belongs to the Lord, and he rules over the nations.</text:p>
      <text:p text:style-name="P8">Heavenly Father, we thank You for this Psalm of David, who wrote prophetically of the coming Messiah. We thank You for the clear picture of His suffering for us, showing Your Love for Your people and how seriously Ypou treat our sin. </text:p>
      <text:p text:style-name="P8">But we also thank You for this part where David looks forward in hope to the restoration of all things across the world, and the prospect of joyous praise as we live in Your Presence forever!</text:p>
      <text:p text:style-name="P8">We pray that our time here today would be a foretaste of the praise we will offer in heaven, when we are finally and fully restored to holiness. </text:p>
      <text:p text:style-name="P8">If we are heavy in spirit, we pray that we would be lifted up, and if we are joyful, we pray that we would be able to give You even greater praise.</text:p>
      <text:p text:style-name="P8">Work in us what You truly desire through this service – may all that we do and say honour Jesus Who gave His life for us, Amen!</text:p>
      <text:p text:style-name="P9">[<text:span text:style-name="Emphasis">Come and See the Shining Hop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pening_5f_Verse" style:display-name="Opening_Verse" style:family="paragraph" style:parent-style-name="Text_20_body">
      <loext:graphic-properties draw:fill="none" draw:fill-color="#729fcf"/>
      <style:paragraph-properties fo:margin-left="2cm" fo:margin-right="0cm" fo:margin-top="0.101cm" fo:margin-bottom="0.499cm" style:contextual-spacing="false" fo:line-height="115%" fo:text-indent="-1cm" style:auto-text-indent="false" fo:background-color="transparent"/>
      <style:text-properties fo:font-variant="normal" fo:text-transform="none" fo:color="#000000" loext:opacity="100%" style:text-line-through-style="none" style:text-line-through-type="none" style:font-name="Liberation Serif" fo:font-family="'Liberation Serif'" style:font-family-generic="roman" style:font-pitch="variable" fo:font-size="14pt" style:text-underline-style="none" fo:font-weight="bold" officeooo:rsid="0042820b" style:text-blinking="false" fo:background-color="transparent"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0d310"/>
    </style:style>
    <style:style style:name="MT2" style:family="text">
      <style:text-properties officeooo:rsid="0052fcd0"/>
    </style:style>
    <style:style style:name="MT3" style:family="text">
      <style:text-properties officeooo:rsid="00495328"/>
    </style:style>
    <style:style style:name="MT4"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text:span><text:span text:style-name="MT2">6</text:span><text:span text:style-name="MT3">th</text:span> <text:span text:style-name="MT2">October</text:span><text:span text:style-name="MT4">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0-27T22:27:46.588100406</meta:creation-date>
    <dc:date>2025-10-25T22:35:45.533730050</dc:date>
    <meta:editing-duration>PT7H3M14S</meta:editing-duration>
    <meta:editing-cycles>49</meta:editing-cycles>
    <meta:generator>LibreOffice/25.8.2.2$Linux_X86_64 LibreOffice_project/580$Build-2</meta:generator>
    <meta:print-date>2024-02-03T21:06:33.278074986</meta:print-date>
    <meta:document-statistic meta:table-count="0" meta:image-count="0" meta:object-count="0" meta:page-count="2" meta:paragraph-count="38" meta:word-count="383" meta:character-count="2013" meta:non-whitespace-character-count="1673"/>
  </office:meta>
</office:document-meta>
</file>